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24.527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5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layer="layout" svg:width="18.025cm" svg:height="24.527cm" svg:x="4.232cm" svg:y="1.324cm">
          <draw:text-box>
            <text:p text:style-name="P1"><text:span text:style-name="T1">Zainstalowanie StarOffice obok zainstalowanej ju¿ starszej werrsji tego programmu nie jest ¿adnym problemem. Jeœli jetnak zechcesz zainstalowanych na twom <text:s/>wersji StarOffice.</text:span></text:p>
            <text:p text:style-name="P1"><text:span text:style-name="T1">Zainstalowanie StarOffice obok zainstalowanej ju¿ starszej werrsji tego programmu nie jest ¿adnym problemem. Jeœli jetnak zechcesz zainstalowanych na twom <text:s/>wersji StarOffice.</text:span></text:p>
            <text:p text:style-name="P1"><text:span text:style-name="T1">Zainstalowanie StarOffice obok zainstalowanej ju¿ starszej werrsji tego programmu nie jest ¿adnym problemem. Jeœli jetnak zechcesz zainstalowanych na twom <text:s/>wersji StarOffice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layer="layout" svg:width="14.516cm" svg:height="13.365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Strza_3f_ka" draw:display-name="Strza?ka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pl" fo:country="PL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Strza_3f_ka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Strza_3f_ka" draw:marker-start-width="0.2cm" draw:marker-end="Strza_3f_ka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6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creation-date>2000-06-07T14:35:44</meta:creation-date>
    <dc:creator>Thorsten Peters</dc:creator>
    <dc:date>2000-06-08T12:03:34</dc:date>
    <meta:editing-cycles>3</meta:editing-cycles>
    <meta:editing-duration>PT2M23S</meta:editing-duration>
    <meta:user-defined meta:name="Info 0"/>
    <meta:user-defined meta:name="Info 1"/>
    <meta:user-defined meta:name="Info 2"/>
    <meta:user-defined meta:name="Info 3"/>
    <meta:document-statistic meta:object-count="9"/>
  </office:meta>
</office:document-meta>
</file>